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1.27741479640254E-017" calcext:value-type="float">
            <text:p>1.27741479640254E-17</text:p>
          </table:table-cell>
          <table:table-cell office:value-type="float" office:value="2.08366195323987E-015" calcext:value-type="float">
            <text:p>2.08366195323987E-15</text:p>
          </table:table-cell>
          <table:table-cell office:value-type="float" office:value="0.0000000000000264363973667308" calcext:value-type="float">
            <text:p>2.64363973667308E-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.27741479640254E-017" calcext:value-type="float">
            <text:p>1.27741479640254E-17</text:p>
          </table:table-cell>
          <table:table-cell office:value-type="float" office:value="-1" calcext:value-type="float">
            <text:p>-1</text:p>
          </table:table-cell>
          <table:table-cell office:value-type="float" office:value="0.0970040856275357" calcext:value-type="float">
            <text:p>0.097004085627536</text:p>
          </table:table-cell>
          <table:table-cell office:value-type="float" office:value="0.226284024598993" calcext:value-type="float">
            <text:p>0.22628402459899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.08366195323987E-015" calcext:value-type="float">
            <text:p>2.08366195323987E-15</text:p>
          </table:table-cell>
          <table:table-cell office:value-type="float" office:value="0.0970040856275357" calcext:value-type="float">
            <text:p>0.097004085627536</text:p>
          </table:table-cell>
          <table:table-cell office:value-type="float" office:value="-1" calcext:value-type="float">
            <text:p>-1</text:p>
          </table:table-cell>
          <table:table-cell office:value-type="float" office:value="0.225739370634988" calcext:value-type="float">
            <text:p>0.22573937063498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000000000000264363973667308" calcext:value-type="float">
            <text:p>2.64363973667308E-14</text:p>
          </table:table-cell>
          <table:table-cell office:value-type="float" office:value="0.226284024598993" calcext:value-type="float">
            <text:p>0.226284024598993</text:p>
          </table:table-cell>
          <table:table-cell office:value-type="float" office:value="0.225739370634988" calcext:value-type="float">
            <text:p>0.225739370634988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11:01.447702579</dc:date>
    <meta:editing-duration>PT46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